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Mach 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Pro 47mm / 51mm / Micro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 AMO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crossover amoled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4 4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4 45mm / D2™ Air X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nux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 table:number-rows-repeated="1048439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9:39:50.91849878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6-01-01T12:59:02.495918913</dc:date>
    <meta:editing-duration>PT21H10M44S</meta:editing-duration>
    <meta:editing-cycles>36</meta:editing-cycles>
    <meta:generator>LibreOffice/25.8.4.2$Linux_X86_64 LibreOffice_project/580$Build-2</meta:generator>
    <meta:document-statistic meta:table-count="1" meta:cell-count="984" meta:object-count="0"/>
  </office:meta>
</office:document-meta>
</file>